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e7dc" officeooo:paragraph-rsid="0002e7dc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2e7dc" officeooo:paragraph-rsid="0002e7dc"/>
    </style:style>
    <style:style style:name="P4" style:family="paragraph" style:parent-style-name="Standard">
      <style:text-properties officeooo:rsid="0002e7dc" officeooo:paragraph-rsid="000379b3"/>
    </style:style>
    <style:style style:name="P5" style:family="paragraph" style:parent-style-name="Standard">
      <style:text-properties officeooo:paragraph-rsid="0002e7dc"/>
    </style:style>
    <style:style style:name="P6" style:family="paragraph" style:parent-style-name="Standard">
      <style:text-properties officeooo:rsid="0005611c" officeooo:paragraph-rsid="0005611c"/>
    </style:style>
    <style:style style:name="P7" style:family="paragraph" style:parent-style-name="Standard">
      <style:text-properties officeooo:rsid="0005611c" officeooo:paragraph-rsid="0005611c"/>
    </style:style>
    <style:style style:name="P8" style:family="paragraph" style:parent-style-name="Standard">
      <style:text-properties officeooo:paragraph-rsid="00079912"/>
    </style:style>
    <style:style style:name="T1" style:family="text">
      <style:text-properties officeooo:rsid="0002e7dc"/>
    </style:style>
    <style:style style:name="T2" style:family="text">
      <style:text-properties officeooo:rsid="00034fa3"/>
    </style:style>
    <style:style style:name="T3" style:family="text">
      <style:text-properties officeooo:rsid="000379b3"/>
    </style:style>
    <style:style style:name="T4" style:family="text">
      <style:text-properties officeooo:rsid="00079912"/>
    </style:style>
    <style:style style:name="T5" style:family="text">
      <style:text-properties officeooo:rsid="000561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buntu</text:p>
      <text:p text:style-name="P3"/>
      <text:p text:style-name="P3">sudo apt update</text:p>
      <text:p text:style-name="P3">sudo apt upgrade (indien noodzakelijk)</text:p>
      <text:p text:style-name="P3"/>
      <text:p text:style-name="P1"><text:span text:style-name="Source_20_Text">sudo apt-get install \</text:span></text:p>
      <text:p text:style-name="Preformatted_20_Text"><text:span text:style-name="Source_20_Text"><text:s text:c="4"/>ca-certificates \</text:span></text:p>
      <text:p text:style-name="Preformatted_20_Text"><text:span text:style-name="Source_20_Text"><text:s text:c="4"/>curl \</text:span></text:p>
      <text:p text:style-name="Preformatted_20_Text"><text:span text:style-name="Source_20_Text"><text:s text:c="4"/>gnupg \</text:span></text:p>
      <text:p text:style-name="P2"><text:span text:style-name="Source_20_Text"><text:s text:c="4"/>lsb-release</text:span></text:p>
      <text:p text:style-name="P5"><text:span text:style-name="T1">dit is belangrijk zonder doet het het toevoegen van de </text:span><text:span text:style-name="T2">keyring</text:span><text:span text:style-name="T1"> het niet</text:span></text:p>
      <text:p text:style-name="P5"/>
      <text:p text:style-name="P5">Add Docker’s official GPG key:</text:p>
      <text:p text:style-name="P5">curl -fsSL https://download.docker.com/linux/ubuntu/gpg | sudo gpg --dearmor -o /usr/share/keyrings/docker-archive-keyring.gpg</text:p>
      <text:p text:style-name="P3"/>
      <text:p text:style-name="P3">set up the stable <text:span text:style-name="T2">docker </text:span>repository </text:p>
      <text:p text:style-name="P3"><text:s/>echo \</text:p>
      <text:p text:style-name="P3"><text:s text:c="2"/>"deb [arch=$(dpkg --print-architecture) signed-by=/usr/share/keyrings/docker-archive-keyring.gpg] https://download.docker.com/linux/ubuntu \</text:p>
      <text:p text:style-name="P3"><text:s text:c="2"/>$(lsb_release -cs) stable" | sudo tee /etc/apt/sources.list.d/docker.list &gt; /dev/null</text:p>
      <text:p text:style-name="P3"/>
      <text:p text:style-name="P3"><text:span text:style-name="T3">s</text:span>udo apt-get update</text:p>
      <text:p text:style-name="P3">sudo apt-get install docker-ce docker-ce-cli containerd.io</text:p>
      <text:p text:style-name="P3"/>
      <text:p text:style-name="P4"><text:s/><text:span text:style-name="T3">als test</text:span></text:p>
      <text:p text:style-name="P4">sudo docker run hello-world</text:p>
      <text:p text:style-name="P3"/>
      <text:p text:style-name="P3"/>
      <text:p text:style-name="P3"><text:span text:style-name="T3">sudo </text:span>docker images </text:p>
      <text:p text:style-name="P3">geeft een lijst van images die je op je machine hebt.</text:p>
      <text:p text:style-name="P3"/>
      <text:p text:style-name="P3">docker ps -a</text:p>
      <text:p text:style-name="P3">lijst van alle containers die je hebt draaien</text:p>
      <text:p text:style-name="P3">de -a geeft ook de containers die hebben gedraait</text:p>
      <text:p text:style-name="P3"/>
      <text:p text:style-name="P3"/>
      <text:p text:style-name="P6">portainer linux versie van docker desktop</text:p>
      <text:p text:style-name="P6"/>
      <text:p text:style-name="P6">First, create the volume that Portainer Server will use to store its database:</text:p>
      <text:p text:style-name="P6">docker volume create portainer_data</text:p>
      <text:p text:style-name="P6"/>
      <text:p text:style-name="P6">Then, download and install the Portainer Server container:</text:p>
      <text:p text:style-name="P6">docker run -d -p 8000:8000 -p 9443:9443 --name portainer \</text:p>
      <text:p text:style-name="P6"><text:s text:c="4"/>--restart=always \</text:p>
      <text:p text:style-name="P6"><text:s text:c="4"/>-v /var/run/docker.sock:/var/run/docker.sock \</text:p>
      <text:p text:style-name="P6"><text:s text:c="4"/>-v portainer_data:/data \</text:p>
      <text:p text:style-name="P6"><text:s text:c="4"/>portainer/portainer-ce:latest</text:p>
      <text:p text:style-name="P6"/>
      <text:p text:style-name="P6"/>
      <text:p text:style-name="P6"/>
      <text:p text:style-name="P6"/>
      <text:p text:style-name="P6"><text:soft-page-break/></text:p>
      <text:p text:style-name="P6">Optional: Adding the Portainer Agent</text:p>
      <text:p text:style-name="P6">With Docker Standalone, you have the optional step of installing the Portainer Agent alongside your Portainer Server installation. Doing so provides additional functionality such as volume browsing from within Portainer. </text:p>
      <text:p text:style-name="P6">Once you have completed the above installation process, you can run the following command to install the Portainer Agent:</text:p>
      <text:p text:style-name="P6">docker run -d -p 9001:9001 --name portainer_agent --restart=always -v /var/run/docker.sock:/var/run/docker.sock -v /var/lib/docker/volumes:/var/lib/docker/volumes portainer/agent:latest</text:p>
      <text:p text:style-name="P6"/>
      <text:p text:style-name="P6"/>
      <text:p text:style-name="P6">Now that the installation is complete, you can log into your Portainer Server instance by opening a web browser and going to:</text:p>
      <text:p text:style-name="P6"><text:a xlink:type="simple" xlink:href="https://localhost:9443/" text:style-name="Internet_20_link" text:visited-style-name="Visited_20_Internet_20_Link">https://localhost:9443</text:a></text:p>
      <text:p text:style-name="P8"><text:span text:style-name="T5">https://</text:span><text:span text:style-name="T4">192.168.1.15</text:span><text:span text:style-name="T5">:9443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08:56:57.031851906</meta:creation-date>
    <meta:generator>LibreOffice/6.4.7.2$Linux_X86_64 LibreOffice_project/40$Build-2</meta:generator>
    <dc:date>2021-10-31T16:13:06.906785887</dc:date>
    <meta:editing-duration>PT35M53S</meta:editing-duration>
    <meta:editing-cycles>3</meta:editing-cycles>
    <meta:document-statistic meta:table-count="0" meta:image-count="0" meta:object-count="0" meta:page-count="2" meta:paragraph-count="40" meta:word-count="266" meta:character-count="2067" meta:non-whitespace-character-count="1806"/>
  </office:meta>
</office:document-meta>
</file>